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on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Salary( BigDecimal sala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Old( boolean o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DecoderPerformanceTest.test_performanc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erson.setDescri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isO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DecoderPerformance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erson.setBirthdate( Date birth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Age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Sal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Birth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DecoderPerformanceTest.decode( String text , Codec deco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ers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